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2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0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88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9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0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4" calcext:value-type="float">
            <text:p>84</text:p>
          </table:table-cell>
          <table:table-cell/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4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43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7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0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58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0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71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75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76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79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0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2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3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87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7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498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0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0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11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1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21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2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2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28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38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39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43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44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45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6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47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48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49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52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54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5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57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58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1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62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63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4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66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68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69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0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73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75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76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77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0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81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82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83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84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85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87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88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89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0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591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593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594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59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59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7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598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599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01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2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04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5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6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07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08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0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1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6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17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18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2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2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5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6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27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28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30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3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4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8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0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1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3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4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46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47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8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0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1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5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61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4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6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67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69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70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1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72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73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76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77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79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0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81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7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88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89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0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692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3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695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698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699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00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4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06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10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13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14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19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22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24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26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29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30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FO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3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3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3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40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4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47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48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49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57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59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6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6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6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7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7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7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7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78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78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79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79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79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79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79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79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0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0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2">00/00/0000</text:date>, <text:time style:data-style-name="N2" text:time-value="16:04:04.9738504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9-06-02T11:33:59.207108901</dc:date>
    <meta:editing-duration>P76DT2H40S</meta:editing-duration>
    <meta:editing-cycles>1616</meta:editing-cycles>
    <meta:generator>LibreOffice/6.0.7.3$Linux_X86_64 LibreOffice_project/00m0$Build-3</meta:generator>
    <dc:creator>James Petts</dc:creator>
    <meta:document-statistic meta:table-count="3" meta:cell-count="5012" meta:object-count="0"/>
  </office:meta>
</office:document-meta>
</file>